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irements</text:h>
      <text:list xml:id="list1830969598" text:style-name="L1">
        <text:list-item>
          <text:p text:style-name="P1">General purpose game engine</text:p>
        </text:list-item>
        <text:list-item>
          <text:p text:style-name="P1">modular structure</text:p>
        </text:list-item>
        <text:list-item>
          <text:p text:style-name="P1">easily extensible</text:p>
        </text:list-item>
        <text:list-item>
          <text:p text:style-name="P1">platform independent</text:p>
        </text:list-item>
        <text:list-item>
          <text:p text:style-name="P1">multicore aware</text:p>
        </text:list-item>
      </text:list>
      <text:h text:style-name="Heading_20_1" text:outline-level="1">Modules</text:h>
      <text:h text:style-name="Heading_20_2" text:outline-level="2">Utilities</text:h>
      <text:h text:style-name="Heading_20_3" text:outline-level="3">Logging</text:h>
      <text:list xml:id="list645347231" text:style-name="L3">
        <text:list-item>
          <text:p text:style-name="P3">initialize google-glog using a config file</text:p>
        </text:list-item>
      </text:list>
      <text:h text:style-name="Heading_20_3" text:outline-level="3">Configuration</text:h>
      <text:h text:style-name="Heading_20_3" text:outline-level="3">XML</text:h>
      <text:list xml:id="list1870845941" text:style-name="L5">
        <text:list-item>
          <text:p text:style-name="P4">helper functions to load and save xml files</text:p>
        </text:list-item>
        <text:list-item>
          <text:p text:style-name="P4"/>
        </text:list-item>
      </text:list>
      <text:h text:style-name="Heading_20_3" text:outline-level="3">Algorithms</text:h>
      <text:list xml:id="list2082717586" text:style-name="L6">
        <text:list-item>
          <text:p text:style-name="P5">A-Star</text:p>
        </text:list-item>
        <text:list-item>
          <text:p text:style-name="P5"/>
        </text:list-item>
      </text:list>
      <text:p text:style-name="Text_20_body"/>
      <text:h text:style-name="Heading_20_2" text:outline-level="2">Core</text:h>
      <text:list xml:id="list1341533994" text:style-name="L7">
        <text:list-item>
          <text:p text:style-name="P6">Event handling</text:p>
        </text:list-item>
        <text:list-item>
          <text:p text:style-name="P6">plugin management</text:p>
        </text:list-item>
        <text:list-item>
          <text:p text:style-name="P6"/>
        </text:list-item>
      </text:list>
      <text:h text:style-name="Heading_20_2" text:outline-level="2">Game</text:h>
      <text:h text:style-name="Heading_20_2" text:outline-level="2">GUI</text:h>
      <text:list xml:id="list1379185818" text:style-name="L8">
        <text:list-item>
          <text:p text:style-name="P7">managing objects that can be drawn by the graphics system</text:p>
        </text:list-item>
        <text:list-item>
          <text:p text:style-name="P7">uses a picking service</text:p>
        </text:list-item>
        <text:list-item>
          <text:p text:style-name="P7"><text:soft-page-break/>uses the input system</text:p>
        </text:list-item>
      </text:list>
      <text:h text:style-name="Heading_20_2" text:outline-level="2">Math</text:h>
      <text:h text:style-name="Heading_20_2" text:outline-level="2">Graphics</text:h>
      <text:list xml:id="list1191906023" text:style-name="L9">
        <text:list-item>
          <text:p text:style-name="P8">scene graph</text:p>
        </text:list-item>
        <text:list-item>
          <text:p text:style-name="P8">scene loading</text:p>
        </text:list-item>
        <text:list-item>
          <text:p text:style-name="P8">uses the renderer to draw objects</text:p>
        </text:list-item>
      </text:list>
      <text:h text:style-name="Heading_20_2" text:outline-level="2">Physics</text:h>
      <text:list xml:id="list775233253" text:style-name="L10">
        <text:list-item>
          <text:p text:style-name="P9">provides services like raycasting</text:p>
        </text:list-item>
        <text:list-item>
          <text:p text:style-name="P9">uses a concrete physics engine</text:p>
        </text:list-item>
      </text:list>
      <text:h text:style-name="Heading_20_2" text:outline-level="2">Input</text:h>
      <text:list xml:id="list60239496" text:style-name="L11">
        <text:list-item>
          <text:p text:style-name="P10">register mouse, keyboard and joystick events with core events</text:p>
        </text:list-item>
        <text:list-item>
          <text:p text:style-name="P10"/>
        </text:list-item>
      </text:list>
      <text:h text:style-name="Heading_20_2" text:outline-level="2">Scripting</text:h>
      <text:list xml:id="list1925153941" text:style-name="L12">
        <text:list-item>
          <text:p text:style-name="P11">allow access to other systems</text:p>
        </text:list-item>
        <text:list-item>
          <text:p text:style-name="P11">maybe by using events and triggers</text:p>
        </text:list-item>
      </text:list>
      <text:h text:style-name="Heading_20_2" text:outline-level="2">Particles</text:h>
      <text:h text:style-name="Heading_20_2" text:outline-level="2">Terrain</text:h>
      <text:h text:style-name="Heading_20_2" text:outline-level="2">Atmosphere</text:h>
      <text:h text:style-name="Heading_20_2" text:outline-level="2">Sound</text:h>
      <text:h text:style-name="Heading_20_2" text:outline-level="2">Geometry</text:h>
      <text:list xml:id="list1330410080" text:style-name="L13">
        <text:list-item>
          <text:p text:style-name="P12">represent the geometry data which is used by the graphics system</text:p>
        </text:list-item>
        <text:list-item>
          <text:p text:style-name="P12"/>
        </text:list-item>
      </text:list>
      <text:h text:style-name="Heading_20_2" text:outline-level="2">AI</text:h>
      <text:h text:style-name="Heading_20_2" text:outline-level="2">Renderer</text:h>
      <text:list xml:id="list1143351507" text:style-name="L14">
        <text:list-item>
          <text:p text:style-name="P13">allow debug drawing (normals, tangents, bitangents)</text:p>
        </text:list-item>
      </text:list>
      <text:h text:style-name="Heading_20_2" text:outline-level="2"><text:soft-page-break/>Platform</text:h>
      <text:list xml:id="list1815473410" text:style-name="L15">
        <text:list-item>
          <text:p text:style-name="P14">open windows</text:p>
        </text:list-item>
        <text:list-item>
          <text:p text:style-name="P14">implement input handle</text:p>
        </text:list-item>
      </text:list>
      <text:h text:style-name="Heading_20_2" text:outline-level="2">RenderContext</text:h>
      <text:list xml:id="list1173947618" text:style-name="L16">
        <text:list-item>
          <text:p text:style-name="P15">mediator between renderer and platform</text:p>
        </text:list-item>
        <text:list-item>
          <text:p text:style-name="P15">one for each combination of [Platform, Renderer]</text:p>
        </text:list-item>
        <text:list-item>
          <text:p text:style-name="P15">WindowsDirectX9</text:p>
        </text:list-item>
        <text:list-item>
          <text:p text:style-name="P15">LinuxOpenGL2</text:p>
        </text:list-item>
        <text:list-item>
          <text:p text:style-name="P15">...</text:p>
        </text:list-item>
        <text:list-item>
          <text:p text:style-name="P15">receives events from platform (ON_CREATE_WINDOW, ON_WINDOW_CREATED, ...)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Bradl</meta:initial-creator>
    <meta:creation-date>2011-08-31T08:05:43</meta:creation-date>
    <meta:generator>LibreOffice/3.3$Unix LibreOffice_project/330m19$Build-301</meta:generator>
    <dc:date>2011-08-31T10:22:17</dc:date>
    <dc:creator>Stefan Bradl</dc:creator>
    <meta:editing-duration>PT2H16M36S</meta:editing-duration>
    <meta:editing-cycles>6</meta:editing-cycles>
    <meta:document-statistic meta:table-count="0" meta:image-count="0" meta:object-count="0" meta:page-count="3" meta:paragraph-count="55" meta:word-count="187" meta:character-count="1105"/>
  </office:meta>
</office:document-meta>
</file>